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Microsoft Sans Serif" svg:font-family="&quot;Microsoft Sans Serif&quot;"/>
    <style:font-face style:name="Verdana" svg:font-family="Verdana"/>
    <style:font-face style:name="Liberation Serif" svg:font-family="&quot;Liberation Serif&quot;"/>
    <style:font-face style:name="Liberation Serif1" svg:font-family="&quot;Liberation Serif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BF00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n solid #000000" fo:background-color="#FFB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0">
      <style:table-cell-properties fo:border="thin solid #000000"/>
    </style:style>
    <style:style style:name="ce6" style:family="table-cell" style:parent-style-name="Default" style:data-style-name="N30"/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fo:background-color="#FFBF00"/>
    </style:style>
    <style:style style:name="ce10" style:family="table-cell" style:parent-style-name="Default" style:data-style-name="N0">
      <style:table-cell-properties fo:border="thin solid #000000" fo:background-color="#FFBF00"/>
      <style:text-properties fo:color="#FFFFFF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  <style:text-properties style:font-name="Microsoft Sans Serif" style:font-name-asian="Microsoft Sans Serif" style:font-name-complex="Microsoft Sans Serif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middle" fo:wrap-option="wrap"/>
      <style:text-properties fo:color="#000000" style:font-name="Microsoft Sans Serif" style:font-name-asian="Microsoft Sans Serif" style:font-name-complex="Microsoft Sans Serif"/>
    </style:style>
    <style:style style:name="ce24" style:family="table-cell" style:parent-style-name="Default" style:data-style-name="N30">
      <style:table-cell-properties fo:border="thin solid #000000" style:vertical-align="automatic" fo:background-color="#FFB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/>
      <style:text-properties fo:color="#000000" style:font-name="Verdana" style:font-name-asian="Verdana" style:font-name-complex="Verdana" fo:font-weight="bold" style:font-weight-asian="bold" style:font-weight-complex="bold"/>
    </style:style>
    <style:style style:name="ce26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style:font-family-generic="roman"/>
    </style:style>
    <style:style style:name="ce28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/>
      <style:text-properties style:font-name="Liberation Serif1" style:font-name-asian="Liberation Serif1" style:font-name-complex="Liberation Serif1"/>
    </style:style>
    <style:style style:name="ce31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2.2555cm"/>
    </style:style>
    <style:style style:name="co2" style:family="table-column">
      <style:table-column-properties fo:break-before="auto" style:column-width="16.806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5.16466666666667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20.828cm"/>
    </style:style>
    <style:style style:name="co7" style:family="table-column">
      <style:table-column-properties fo:break-before="auto" style:column-width="19.452166666666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0.550333333333333cm"/>
    </style:style>
    <style:style style:name="co10" style:family="table-column">
      <style:table-column-properties fo:break-before="auto" style:column-width="0.381cm"/>
    </style:style>
    <style:style style:name="co11" style:family="table-column">
      <style:table-column-properties fo:break-before="auto" style:column-width="0.486833333333333cm"/>
    </style:style>
    <style:style style:name="co12" style:family="table-column">
      <style:table-column-properties fo:break-before="auto" style:column-width="0.613833333333333cm"/>
    </style:style>
    <style:style style:name="co13" style:family="table-column">
      <style:table-column-properties fo:break-before="auto" style:column-width="0.423333333333333cm"/>
    </style:style>
    <style:style style:name="co14" style:family="table-column">
      <style:table-column-properties fo:break-before="auto" style:column-width="2.30716666666667cm"/>
    </style:style>
    <style:style style:name="co15" style:family="table-column">
      <style:table-column-properties fo:break-before="auto" style:column-width="0.529166666666667cm"/>
    </style:style>
    <style:style style:name="co16" style:family="table-column">
      <style:table-column-properties fo:break-before="auto" style:column-width="0.465666666666667cm"/>
    </style:style>
    <style:style style:name="co17" style:family="table-column">
      <style:table-column-properties fo:break-before="auto" style:column-width="0.592666666666667cm"/>
    </style:style>
    <style:style style:name="co18" style:family="table-column">
      <style:table-column-properties fo:break-before="auto" style:column-width="19.5368333333333cm"/>
    </style:style>
    <style:style style:name="co19" style:family="table-column">
      <style:table-column-properties fo:break-before="auto" style:column-width="24.1088333333333cm"/>
    </style:style>
    <style:style style:name="co20" style:family="table-column">
      <style:table-column-properties fo:break-before="auto" style:column-width="1.016cm"/>
    </style:style>
    <style:style style:name="co21" style:family="table-column">
      <style:table-column-properties fo:break-before="auto" style:column-width="22.5636666666667cm"/>
    </style:style>
    <style:style style:name="co22" style:family="table-column">
      <style:table-column-properties fo:break-before="auto" style:column-width="1.27cm"/>
    </style:style>
    <style:style style:name="co23" style:family="table-column">
      <style:table-column-properties fo:break-before="auto" style:column-width="10.2446666666667cm"/>
    </style:style>
    <style:style style:name="co24" style:family="table-column">
      <style:table-column-properties fo:break-before="auto" style:column-width="0.931333333333333cm"/>
    </style:style>
    <style:style style:name="co25" style:family="table-column">
      <style:table-column-properties fo:break-before="auto" style:column-width="2.11666666666667cm"/>
    </style:style>
    <style:style style:name="co26" style:family="table-column">
      <style:table-column-properties fo:break-before="auto" style:column-width="1.43933333333333cm"/>
    </style:style>
    <style:style style:name="co27" style:family="table-column">
      <style:table-column-properties fo:break-before="auto" style:column-width="1.50283333333333cm"/>
    </style:style>
    <style:style style:name="co28" style:family="table-column">
      <style:table-column-properties fo:break-before="auto" style:column-width="1.24883333333333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0.804333333333333cm"/>
    </style:style>
    <style:style style:name="co31" style:family="table-column">
      <style:table-column-properties fo:break-before="auto" style:column-width="2.159cm"/>
    </style:style>
    <style:style style:name="co32" style:family="table-column">
      <style:table-column-properties fo:break-before="auto" style:column-width="24.2993333333333cm"/>
    </style:style>
    <style:style style:name="co33" style:family="table-column">
      <style:table-column-properties fo:break-before="auto" style:column-width="2.624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2pt" style:use-optimal-row-height="true" fo:break-before="auto"/>
    </style:style>
    <style:style style:name="ro5" style:family="table-row">
      <style:table-row-properties style:row-height="20.4pt" style:use-optimal-row-height="true" fo:break-before="auto"/>
    </style:style>
    <style:style style:name="ro6" style:family="table-row">
      <style:table-row-properties style:row-height="12.3pt" style:use-optimal-row-height="false" fo:break-before="auto"/>
    </style:style>
    <style:style style:name="ro7" style:family="table-row">
      <style:table-row-properties style:row-height="61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qualificacions_professionals_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ertificat Professional</text:p>
          </table:table-cell>
          <table:table-cell office:value-type="string" table:style-name="ce2">
            <text:p>Unitats/Estàndards de competència</text:p>
          </table:table-cell>
          <table:table-cell office:value-type="string" table:style-name="ce3">
            <text:p>Codi</text:p>
          </table:table-cell>
          <table:table-cell office:value-type="string" table:style-name="ce2">
            <text:p>Mòdul Professional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8">
            <text:p>Programació en llenguatges estructurats d'aplicacions de gestió IFC155_3</text:p>
          </table:table-cell>
          <table:table-cell office:value-type="string" table:style-name="ce4">
            <text:p>UC0223_3: Configurar i explotar sistemes informàtics</text:p>
          </table:table-cell>
          <table:table-cell office:value-type="string" table:style-name="ce5">
            <text:p>0483</text:p>
          </table:table-cell>
          <table:table-cell office:value-type="string" table:style-name="ce4">
            <text:p>Sistemes informàtics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">
            <text:p>UC0226_3: Programar bases de dades relacionals</text:p>
          </table:table-cell>
          <table:table-cell office:value-type="string" table:style-name="ce5">
            <text:p>0484</text:p>
          </table:table-cell>
          <table:table-cell office:value-type="string" table:style-name="ce4">
            <text:p>Bases de dades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">
            <text:p>UC0494_3: Desenvolupar components programari en llenguatges de programació estructurada.</text:p>
          </table:table-cell>
          <table:table-cell office:value-type="string" table:style-name="ce5">
            <text:p>0488</text:p>
          </table:table-cell>
          <table:table-cell office:value-type="string" table:style-name="ce4">
            <text:p>Desenvolupament d’interfícies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8">
            <text:p>Programació amb llenguatges orientats a objectes i bases de dades relacionals IFC080_3</text:p>
          </table:table-cell>
          <table:table-cell office:value-type="string" table:style-name="ce4">
            <text:p>UC0223_3: Configurar i explotar sistemes informàtics</text:p>
          </table:table-cell>
          <table:table-cell office:value-type="string" table:style-name="ce5">
            <text:p>0483</text:p>
          </table:table-cell>
          <table:table-cell office:value-type="string" table:style-name="ce4">
            <text:p>Sistemes informàtics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">
            <text:p>UC0226_3: Programar bases de dades relacionals</text:p>
          </table:table-cell>
          <table:table-cell office:value-type="string" table:style-name="ce5">
            <text:p>0484</text:p>
          </table:table-cell>
          <table:table-cell office:value-type="string" table:style-name="ce4">
            <text:p>Bases de dades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number-columns-spanned="1" table:number-rows-spanned="2" table:style-name="ce8">
            <text:p>UC0227_3: Desenvolupar components programari en llenguatges de programació orientats a objectes.</text:p>
          </table:table-cell>
          <table:table-cell office:value-type="string" table:style-name="ce5">
            <text:p>0484</text:p>
          </table:table-cell>
          <table:table-cell office:value-type="string" table:style-name="ce4">
            <text:p>Bases de dades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5">
            <text:p>0486</text:p>
          </table:table-cell>
          <table:table-cell office:value-type="string" table:style-name="ce4">
            <text:p>Accés a dades</text:p>
          </table:table-cell>
          <table:table-cell table:number-columns-repeated="16380"/>
        </table:table-row>
        <table:table-row table:number-rows-repeated="1048568" table:style-name="ro2">
          <table:table-cell table:number-columns-repeated="16384"/>
        </table:table-row>
      </table:table>
      <table:table table:name="Recuperado_Hoja1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2">
            <text:p>Certificat Professional</text:p>
          </table:table-cell>
          <table:table-cell office:value-type="string" table:style-name="ce2">
            <text:p>Unitats/Estàndards de competènci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dministració i programació en sistemes de planificació de recursos empresarials i de gestió de relacions amb clients IFC363_3</text:p>
          </table:table-cell>
          <table:table-cell office:value-type="string" table:style-name="ce4">
            <text:p>UC1213_3: Instal·lar i configurar sistemes de planificació de recursos empresarials i de gestió de relacions amb clients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rogramació de sistemes informàtics IFC303_3</text:p>
          </table:table-cell>
          <table:table-cell office:value-type="string" table:style-name="ce4">
            <text:p>UC0964_3: Crear elements programari per a la gestió del sistema i els seus recursos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contribucio_cp" table:style-name="ta1">
        <table:table-column table:style-name="co8" table:default-cell-style-name="ce1"/>
        <table:table-column table:style-name="co9" table:number-columns-repeated="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1" table:number-columns-repeated="5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16363" table:default-cell-style-name="ce1"/>
        <table:table-row table:style-name="ro1">
          <table:table-cell office:value-type="string" table:style-name="ce9">
            <text:p>REF</text:p>
          </table:table-cell>
          <table:table-cell office:value-type="string" table:style-name="ce9">
            <text:p>a</text:p>
          </table:table-cell>
          <table:table-cell office:value-type="string" table:style-name="ce9">
            <text:p>b</text:p>
          </table:table-cell>
          <table:table-cell office:value-type="string" table:style-name="ce9">
            <text:p>c</text:p>
          </table:table-cell>
          <table:table-cell office:value-type="string" table:style-name="ce9">
            <text:p>d</text:p>
          </table:table-cell>
          <table:table-cell office:value-type="string" table:style-name="ce9">
            <text:p>e</text:p>
          </table:table-cell>
          <table:table-cell office:value-type="string" table:style-name="ce9">
            <text:p>f</text:p>
          </table:table-cell>
          <table:table-cell office:value-type="string" table:style-name="ce9">
            <text:p>g</text:p>
          </table:table-cell>
          <table:table-cell office:value-type="string" table:style-name="ce9">
            <text:p>h</text:p>
          </table:table-cell>
          <table:table-cell office:value-type="string" table:style-name="ce9">
            <text:p>i</text:p>
          </table:table-cell>
          <table:table-cell office:value-type="string" table:style-name="ce9">
            <text:p>j</text:p>
          </table:table-cell>
          <table:table-cell office:value-type="string" table:style-name="ce9">
            <text:p>k</text:p>
          </table:table-cell>
          <table:table-cell office:value-type="string" table:style-name="ce9">
            <text:p>l</text:p>
          </table:table-cell>
          <table:table-cell office:value-type="string" table:style-name="ce9">
            <text:p>m</text:p>
          </table:table-cell>
          <table:table-cell office:value-type="string" table:style-name="ce9">
            <text:p>n</text:p>
          </table:table-cell>
          <table:table-cell office:value-type="string" table:style-name="ce9">
            <text:p>ñ</text:p>
          </table:table-cell>
          <table:table-cell office:value-type="string" table:style-name="ce9">
            <text:p>o</text:p>
          </table:table-cell>
          <table:table-cell office:value-type="string" table:style-name="ce9">
            <text:p>p</text:p>
          </table:table-cell>
          <table:table-cell office:value-type="string" table:style-name="ce9">
            <text:p>q</text:p>
          </table:table-cell>
          <table:table-cell office:value-type="string" table:style-name="ce9">
            <text:p>r</text:p>
          </table:table-cell>
          <table:table-cell office:value-type="string" table:style-name="ce9">
            <text:p>s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0373 LMSGI</text:p>
          </table:table-cell>
          <table:table-cell table:number-columns-repeated="20" table:style-name="ce7"/>
          <table:table-cell table:number-columns-repeated="16363"/>
        </table:table-row>
        <table:table-row table:style-name="ro1">
          <table:table-cell office:value-type="string" table:style-name="ce9">
            <text:p>0483 SI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8" table:style-name="ce7"/>
          <table:table-cell table:number-columns-repeated="16363"/>
        </table:table-row>
        <table:table-row table:style-name="ro1">
          <table:table-cell office:value-type="string" table:style-name="ce9">
            <text:p>0484 BD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number-columns-repeated="17" table:style-name="ce7"/>
          <table:table-cell table:number-columns-repeated="16363"/>
        </table:table-row>
        <table:table-row table:style-name="ro1">
          <table:table-cell office:value-type="string" table:style-name="ce9">
            <text:p>0485 PRG</text:p>
          </table:table-cell>
          <table:table-cell table:number-columns-repeated="4" table:style-name="ce7"/>
          <table:table-cell office:value-type="string" table:style-name="ce7">
            <text:p>X</text:p>
          </table:table-cell>
          <table:table-cell table:number-columns-repeated="15" table:style-name="ce7"/>
          <table:table-cell table:number-columns-repeated="16363"/>
        </table:table-row>
        <table:table-row table:style-name="ro1">
          <table:table-cell office:value-type="string" table:style-name="ce9">
            <text:p>0486 AD</text:p>
          </table:table-cell>
          <table:table-cell table:number-columns-repeated="4" table:style-name="ce7"/>
          <table:table-cell office:value-type="string" table:style-name="ce7">
            <text:p>X</text:p>
          </table:table-cell>
          <table:table-cell table:number-columns-repeated="13" table:style-name="ce7"/>
          <table:table-cell office:value-type="string" table:style-name="ce7">
            <text:p>X</text:p>
          </table:table-cell>
          <table:table-cell table:style-name="ce7"/>
          <table:table-cell table:number-columns-repeated="16363"/>
        </table:table-row>
        <table:table-row table:style-name="ro1">
          <table:table-cell office:value-type="string" table:style-name="ce9">
            <text:p>0487 EDD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table:number-columns-repeated="14" table:style-name="ce7"/>
          <table:table-cell office:value-type="string" table:style-name="ce7">
            <text:p>X</text:p>
          </table:table-cell>
          <table:table-cell table:style-name="ce7"/>
          <table:table-cell table:number-columns-repeated="16363"/>
        </table:table-row>
        <table:table-row table:style-name="ro1">
          <table:table-cell office:value-type="string" table:style-name="ce9">
            <text:p>0488 DI</text:p>
          </table:table-cell>
          <table:table-cell table:number-columns-repeated="5" table:style-name="ce7"/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5" table:style-name="ce7"/>
          <table:table-cell office:value-type="string" table:style-name="ce7">
            <text:p>X</text:p>
          </table:table-cell>
          <table:table-cell table:style-name="ce7"/>
          <table:table-cell table:number-columns-repeated="16363"/>
        </table:table-row>
        <table:table-row table:style-name="ro1">
          <table:table-cell office:value-type="string" table:style-name="ce9">
            <text:p>0489 PMDM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5" table:style-name="ce7"/>
          <table:table-cell office:value-type="string" table:style-name="ce7">
            <text:p>X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0490 PSP</text:p>
          </table:table-cell>
          <table:table-cell table:number-columns-repeated="1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office:value-type="string" table:style-name="ce7">
            <text:p>X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0491 SG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5" table:style-name="ce7"/>
          <table:table-cell office:value-type="string" table:style-name="ce7">
            <text:p>x</text:p>
          </table:table-cell>
          <table:table-cell table:number-columns-repeated="3"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63"/>
        </table:table-row>
        <table:table-row table:style-name="ro1">
          <table:table-cell office:value-type="string" table:style-name="ce9">
            <text:p>0492 PIM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6363"/>
        </table:table-row>
        <table:table-row table:style-name="ro1">
          <table:table-cell office:value-type="string" table:style-name="ce9">
            <text:p>1709 IPO1</text:p>
          </table:table-cell>
          <table:table-cell table:number-columns-repeated="20" table:style-name="ce7"/>
          <table:table-cell table:number-columns-repeated="16363"/>
        </table:table-row>
        <table:table-row table:style-name="ro1">
          <table:table-cell office:value-type="string" table:style-name="ce9">
            <text:p>1710 IPO2</text:p>
          </table:table-cell>
          <table:table-cell table:number-columns-repeated="20" table:style-name="ce7"/>
          <table:table-cell table:number-columns-repeated="16363"/>
        </table:table-row>
        <table:table-row table:style-name="ro1">
          <table:table-cell office:value-type="string" table:style-name="ce9">
            <text:p>1665 DIG</text:p>
          </table:table-cell>
          <table:table-cell table:number-columns-repeated="20" table:style-name="ce7"/>
          <table:table-cell table:number-columns-repeated="16363"/>
        </table:table-row>
        <table:table-row table:style-name="ro1">
          <table:table-cell office:value-type="string" table:style-name="ce9">
            <text:p>1708 SOST</text:p>
          </table:table-cell>
          <table:table-cell table:number-columns-repeated="20" table:style-name="ce7"/>
          <table:table-cell table:number-columns-repeated="16363"/>
        </table:table-row>
        <table:table-row table:number-rows-repeated="1048560" table:style-name="ro1">
          <table:table-cell table:number-columns-repeated="16384"/>
        </table:table-row>
      </table:table>
      <table:table table:name="contribucio_ra_cp" table:style-name="ta1">
        <table:table-column table:style-name="co14" table:default-cell-style-name="ce1"/>
        <table:table-column table:style-name="co15" table:number-columns-repeated="3" table:default-cell-style-name="ce1"/>
        <table:table-column table:style-name="co11" table:default-cell-style-name="ce1"/>
        <table:table-column table:style-name="co15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0" table:number-columns-repeated="2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1" table:number-columns-repeated="5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63" table:default-cell-style-name="ce1"/>
        <table:table-row table:style-name="ro1">
          <table:table-cell office:value-type="string" table:style-name="ce10">
            <text:p>RA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f</text:p>
          </table:table-cell>
          <table:table-cell office:value-type="string" table:style-name="ce10">
            <text:p>g</text:p>
          </table:table-cell>
          <table:table-cell office:value-type="string" table:style-name="ce10">
            <text:p>h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k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n</text:p>
          </table:table-cell>
          <table:table-cell office:value-type="string" table:style-name="ce10">
            <text:p>ñ</text:p>
          </table:table-cell>
          <table:table-cell office:value-type="string" table:style-name="ce10">
            <text:p>o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q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s</text:p>
          </table:table-cell>
          <table:table-cell table:number-columns-repeated="16363"/>
        </table:table-row>
        <table:table-row table:style-name="ro1">
          <table:table-cell office:value-type="string" table:style-name="ce10">
            <text:p>RA1</text:p>
          </table:table-cell>
          <table:table-cell office:value-type="string" table:style-name="ce7">
            <text:p>x</text:p>
          </table:table-cell>
          <table:table-cell table:number-columns-repeated="19" table:style-name="ce7"/>
          <table:table-cell table:number-columns-repeated="16363"/>
        </table:table-row>
        <table:table-row table:style-name="ro1">
          <table:table-cell office:value-type="string" table:style-name="ce10">
            <text:p>RA2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18" table:style-name="ce7"/>
          <table:table-cell table:number-columns-repeated="16363"/>
        </table:table-row>
        <table:table-row table:style-name="ro1">
          <table:table-cell office:value-type="string" table:style-name="ce10">
            <text:p>RA3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8" table:style-name="ce7"/>
          <table:table-cell table:number-columns-repeated="16363"/>
        </table:table-row>
        <table:table-row table:style-name="ro1">
          <table:table-cell office:value-type="string" table:style-name="ce10">
            <text:p>RA4</text:p>
          </table:table-cell>
          <table:table-cell office:value-type="string" table:style-name="ce7">
            <text:p>x</text:p>
          </table:table-cell>
          <table:table-cell table:number-columns-repeated="19" table:style-name="ce7"/>
          <table:table-cell table:number-columns-repeated="16363"/>
        </table:table-row>
        <table:table-row table:style-name="ro1">
          <table:table-cell office:value-type="string" table:style-name="ce10">
            <text:p>RA5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8" table:style-name="ce7"/>
          <table:table-cell table:number-columns-repeated="16363"/>
        </table:table-row>
        <table:table-row table:style-name="ro1">
          <table:table-cell office:value-type="string" table:style-name="ce10">
            <text:p>RA6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18" table:style-name="ce7"/>
          <table:table-cell table:number-columns-repeated="16363"/>
        </table:table-row>
        <table:table-row table:style-name="ro1">
          <table:table-cell office:value-type="string" table:style-name="ce10">
            <text:p>RA7</text:p>
          </table:table-cell>
          <table:table-cell table:number-columns-repeated="20" table:style-name="ce7"/>
          <table:table-cell table:number-columns-repeated="16363"/>
        </table:table-row>
        <table:table-row table:number-rows-repeated="1048568" table:style-name="ro1">
          <table:table-cell table:number-columns-repeated="16384"/>
        </table:table-row>
      </table:table>
      <table:table table:name="ra_ca" table:style-name="ta1">
        <table:table-column table:style-name="co3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81" table:default-cell-style-name="ce1"/>
        <table:table-row table:style-name="ro1">
          <table:table-cell table:style-name="ce9"/>
          <table:table-cell office:value-type="string" table:style-name="ce9">
            <text:p>Resultat d’Aprenentatge</text:p>
          </table:table-cell>
          <table:table-cell office:value-type="string" table:style-name="ce9">
            <text:p>Criteris d’Avaluació</text:p>
          </table:table-cell>
          <table:table-cell table:number-columns-repeated="16381"/>
        </table:table-row>
        <table:table-row table:style-name="ro3">
          <table:table-cell office:value-type="string" table:style-name="ce11">
            <text:p>RA1</text:p>
          </table:table-cell>
          <table:table-cell office:value-type="string" table:style-name="ce7">
            <text:p>Aplica tecnologies de desenvolupament per a dispositius mòbils avaluant les seues característiques i capacitats</text:p>
          </table:table-cell>
          <table:table-cell office:value-type="string" table:style-name="ce12">
            <text:p><text:span text:style-name="T1">RA1-a)S'han reconegut els components físics d'un sistema informàtic i els seus mecanismes d'interconnexió.</text:span><text:span text:style-name="T1"/></text:p>
            <text:p><text:span text:style-name="T1">RA1-</text:span><text:span text:style-name="T1">b)S'han classificat els tipus de memòries, assenyalant les seues característiques i identifcando les seues Prestacions i la funció</text:span><text:span text:style-name="T1"/></text:p>
            <text:p><text:span text:style-name="T1">Que desenvolupen en el conjunt del sistema.</text:span><text:span text:style-name="T1"/></text:p>
            <text:p><text:span text:style-name="T1">RA1-</text:span><text:span text:style-name="T1">c)S'ha verificat el procés de posada en marxa d'un equip.</text:span><text:span text:style-name="T1"/></text:p>
            <text:p><text:span text:style-name="T1">RA1-</text:span><text:span text:style-name="T1">d)S'han classificat, instal·lat i configurat diferents tipus de dispositius perifèrics.</text:span><text:span text:style-name="T1"/></text:p>
            <text:p><text:span text:style-name="T1">RA1-</text:span><text:span text:style-name="T1">e)S'han identificat els tipus de xarxes i sistemes de comunicació.</text:span><text:span text:style-name="T1"/></text:p>
            <text:p><text:span text:style-name="T1">RA1-</text:span><text:span text:style-name="T1">f)S'han identificat els components d'una xarxa informàtica.</text:span><text:span text:style-name="T1"/></text:p>
            <text:p><text:span text:style-name="T1">RA1-</text:span><text:span text:style-name="T1">g)S'han interpretat mapes físics i lògics d'una xarxa informàtica.</text:span><text:span text:style-name="T1"/></text:p>
            <text:p/>
          </table:table-cell>
          <table:table-cell table:number-columns-repeated="16381"/>
        </table:table-row>
        <table:table-row table:style-name="ro4">
          <table:table-cell office:value-type="string" table:style-name="ce11">
            <text:p>RA2</text:p>
          </table:table-cell>
          <table:table-cell office:value-type="string" table:style-name="ce7">
            <text:p>Desenvolupa aplicacions per a dispositius mòbils analitzant i emprant les tecnologies i llibreries específiques</text:p>
          </table:table-cell>
          <table:table-cell office:value-type="string" table:style-name="ce32">
            <text:p>RA2-a)S'han identificat els elements funcionals d'un sistema informàtic.</text:p>
            <text:p>RA2-b)S'han analitzat les característiques, funcions i arquitectura d'un sistema operatiu.</text:p>
            <text:p>RA2-c)S'han comparat sistemes operatius sobre la base dels seus requisits, característiques, camps d'aplicació I llicències d'ús.</text:p>
            <text:p>RA2-d)S'ha planificat el procés de la instal·lació de sistemes operatius.</text:p>
            <text:p>RA2-e)S'han instal·lat i actualitzat sistemes operatius lliures i propietaris.</text:p>
            <text:p>RA2-f)S'han aplicat tècniques d'actualització i recuperació del sistema.</text:p>
            <text:p>RA2-g)S'han utilitzat tecnologies de virtualització per a instal·lar i provar sistemes operatius.</text:p>
            <text:p>RA2-h)S'han instal·lat, desinstal·lat i actualitzat aplicacions.</text:p>
            <text:p>RA2-i)S'han documentat els processos realitzats.</text:p>
            <text:p/>
          </table:table-cell>
          <table:table-cell table:number-columns-repeated="16381"/>
        </table:table-row>
        <table:table-row table:style-name="ro1">
          <table:table-cell office:value-type="string" table:style-name="ce11">
            <text:p>RA3</text:p>
          </table:table-cell>
          <table:table-cell office:value-type="string" table:style-name="ce7">
            <text:p>Desenvolupa programes que integren continguts multimèdia analitzant i emprant les tecnologies i llibreries específiques</text:p>
          </table:table-cell>
          <table:table-cell office:value-type="string" table:style-name="ce13">
            <text:p>RA3-a) S'han comparat sistemes d'arxius.</text:p>
            <text:p>RA3-b) S'ha identificat l'estructura i funció dels directoris del sistema operatiu.</text:p>
            <text:p>RA3-c) S'han utilitzat ferramentes en entorn gràfic i comandos per a localitzar informació en el sistema d'arxius.</text:p>
            <text:p>RA3-d) S'han creat diferents tipus de particions i unitats lògiques.</text:p>
            <text:p>RA3-e) S'han realitzat còpies de seguretat.</text:p>
            <text:p>RA3-f) S'han automatitzat tasques.</text:p>
            <text:p>RA3-g) S'han instal·lat i avaluat utilitats relacionades amb la gestió d'informació.</text:p>
            <text:p/>
          </table:table-cell>
          <table:table-cell table:number-columns-repeated="16381"/>
        </table:table-row>
        <table:table-row table:style-name="ro1">
          <table:table-cell office:value-type="string" table:style-name="ce11">
            <text:p>RA4</text:p>
          </table:table-cell>
          <table:table-cell office:value-type="string" table:style-name="ce7">
            <text:p>Selecciona i prova motors de jocs analitzant l'arquitectura de jocs 2D i 3D.</text:p>
          </table:table-cell>
          <table:table-cell office:value-type="string" table:style-name="ce13">
            <text:p>RA4-a) S'han configurat comptes d'usuari locals i grups.</text:p>
            <text:p>RA4-b) S'ha assegurat l'accés al sistema mitjançant l'ús de directives de compte i directives de contrasenyes.</text:p>
            <text:p>RA4-c) S'han identificat, arrancat i detingut serveis i processos.</text:p>
            <text:p>RA4-d) S'ha protegit l'accés a la informació mitjançant l'ús de permisos locals.</text:p>
            <text:p>RA4-e) S'han utilitzat comandos per a fer les tasques bàsiques de configuració del sistema.</text:p>
            <text:p>RA4-f) S'ha monitorat el sistema.</text:p>
            <text:p>RA4-g) S'han instal·lat i avaluat utilitats per al manteniment i optimització del sistema.</text:p>
            <text:p>RA4-h) S'han avaluat les necessitats del sistema informàtic en relació amb el desenrotllament d'aplicacions</text:p>
            <text:p/>
          </table:table-cell>
          <table:table-cell table:number-columns-repeated="16381"/>
        </table:table-row>
        <table:table-row table:style-name="ro1">
          <table:table-cell office:value-type="string" table:style-name="ce11">
            <text:p>RA5</text:p>
          </table:table-cell>
          <table:table-cell office:value-type="string" table:style-name="ce7">
            <text:p>Desenvolupa jocs 2D i 3D senzills utilitzant motors de jocs.</text:p>
          </table:table-cell>
          <table:table-cell office:value-type="string" table:style-name="ce13">
            <text:p>RA5-a) S'ha configurat el protocol TCP/IP.</text:p>
            <text:p>RA5-b) S'han configurat xarxes d'àrea local cablejades.</text:p>
            <text:p>RA5-c) S'han configurat xarxes d'àrea local sense fils.</text:p>
            <text:p>RA5-d) S'han utilitzat dispositius d'interconnexió de xarxes.</text:p>
            <text:p>RA5-e) S'ha configurat l'accés a xarxes d'àrea extensa.</text:p>
            <text:p>RA5-f) S'han gestionat ports de comunicacions.</text:p>
            <text:p>RA5-g) S'ha verificat el funcionament de la xarxa mitjançant l'ús de comandos i ferramentes bàsiques.</text:p>
            <text:p>RA5-h) S'han aplicat protocols segurs de comunicacions.</text:p>
            <text:p/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RA6-a)S'ha configurat l'accés a recursos locals i recursos de xarxa.</text:p>
            <text:p>RA6-b)S'han identificat i configurat els drets d'usuari i directives de seguretat.</text:p>
            <text:p>RA6-c)S'han explotat servidors de fitxers, servidors d'impressió i servidors d'aplicacions.</text:p>
            <text:p>RA6-d)S'ha accedit als servidors utilitzant tècniques de connexió remota.</text:p>
            <text:p>RA6-e)S'ha avaluat la necessitat de protegir els recursos i el sistema.</text:p>
            <text:p>RA6-f)S'han instal·lat i avaluat utilitats de seguretat bàsica.</text:p>
            <text:p>RA6-g)S'han configurat i explotar dominis.</text:p>
            <text:p/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RA7-a)S'ha classificat programari en funció de la seua llicència i propòsit.</text:p>
            <text:p>RA7-b)S'han analitzat les necessitats específiques de programari associades a l'ús de sistemes informàtics en diferents entorns productius.</text:p>
            <text:p>RA7-c)S'han fet tasques de documentació mitjançant l'ús de ferramentes ofimàtiques i de treball col·laboratiu</text:p>
            <text:p>RA7-d)S'han utilitzat sistemes de correu i missatgeria electrònica.</text:p>
            <text:p>RA7-e)S'han utilitzat els servicis de transferència de fitxers.</text:p>
            <text:p>RA7-f)S'han utilitzat mètodes de busqueda de documentació tècnica mitjançant l'ús de serveis d'Internet.</text:p>
            <text:p>RA7-g)S'han utilitzat ferramentes de propòsit general.</text:p>
            <text:p/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continguts" table:style-name="ta1">
        <table:table-column table:style-name="co20" table:default-cell-style-name="ce1"/>
        <table:table-column table:style-name="co21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9">
            <text:p>RA</text:p>
          </table:table-cell>
          <table:table-cell office:value-type="string" table:style-name="ce9">
            <text:p>Contingu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1</text:p>
          </table:table-cell>
          <table:table-cell office:value-type="string" table:style-name="ce14">
            <text:p><text:span text:style-name="T3">C1.Explotació de sistemes microinformàtics:</text:span><text:span text:style-name="T3"/></text:p>
            <text:p><text:span text:style-name="T4">C1.1</text:span><text:span text:style-name="T5">− Plaques base. Formats.</text:span><text:span text:style-name="T5"/></text:p>
            <text:p><text:span text:style-name="T4">C1.2</text:span><text:span text:style-name="T5">− Estructura i components: processador (Set d'Instruccions, Registres,Comptador, Unitat Aritmètic-Lògica, Interrupcions); memòria interna, tipus i característiques (RAM, xPROM i altres);</text:span><text:span text:style-name="T5"/></text:p>
            <text:p><text:span text:style-name="T5">Interfícies d'entrada/eixida; discos Perifèrics. Adaptadors per a la connexió de dispositius.</text:span><text:span text:style-name="T5"/></text:p>
            <text:p><text:span text:style-name="T4">C1.3</text:span><text:span text:style-name="T5">− Normes de seguretat i prevenció de riscos laborals.</text:span><text:span text:style-name="T5"/></text:p>
            <text:p><text:span text:style-name="T4">C1.4</text:span><text:span text:style-name="T5">− Característiques de les xarxes. Avantatges i inconvenients.</text:span><text:span text:style-name="T5"/></text:p>
            <text:p><text:span text:style-name="T4">C1.5</text:span><text:span text:style-name="T5">− Tipus de xarxes.</text:span><text:span text:style-name="T5"/></text:p>
            <text:p><text:span text:style-name="T4">C1.6</text:span><text:span text:style-name="T5">− Components d'una xarxa informàtica.</text:span><text:span text:style-name="T5"/></text:p>
            <text:p><text:span text:style-name="T4">C1.7</text:span><text:span text:style-name="T5">− Topologies de xarxa.</text:span><text:span text:style-name="T5"/></text:p>
            <text:p><text:span text:style-name="T4">C1.8</text:span><text:span text:style-name="T5">− Tipus de cablejat. Connectors.</text:span><text:span text:style-name="T5"/></text:p>
            <text:p><text:span text:style-name="T4">C1.9</text:span><text:span text:style-name="T5">− Mapa físic i lògic d'una xarxa local.</text:span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2</text:p>
          </table:table-cell>
          <table:table-cell office:value-type="string" table:style-name="ce14">
            <text:p><text:span text:style-name="T4">C2.Instal·lació de sistemes operatius:</text:span><text:span text:style-name="T4"/></text:p>
            <text:p><text:span text:style-name="T4">C2.1</text:span>− Evolució històrica i classificació.</text:p>
            <text:p><text:span text:style-name="T4">C2.2</text:span>− Funcions d'un sistema operatiu.</text:p>
            <text:p><text:span text:style-name="T4">C2.3</text:span>− Tipus de sistemes operatius.</text:p>
            <text:p><text:span text:style-name="T4">C2.4</text:span>− Tipus d'aplicacions.</text:p>
            <text:p><text:span text:style-name="T4">C2.5</text:span>− Llicències i tipus de llicències.</text:p>
            <text:p><text:span text:style-name="T4">C2.6</text:span>− Procediment d'instal·lació.</text:p>
            <text:p><text:span text:style-name="T4">C2.7</text:span>− Gestors d'arrancada. Configuració i reparació.</text:p>
            <text:p><text:span text:style-name="T4">C2.8</text:span>− Tecnologies de virtualització. Tipus.</text:p>
            <text:p><text:span text:style-name="T4">C2.9</text:span>− Consideracions prèvies a la instal·lació de sistemes operatius lliures i propietaris.</text:p>
            <text:p><text:span text:style-name="T4">C2.10</text:span>− Instal·lació de sistemes operatius lliures i propietaris. Requisits, versions i llicències.</text:p>
            <text:p><text:span text:style-name="T4">C2.11</text:span>− Instal·lació / desinstal·lació d'aplicacions. Requisits, versions i llicències.</text:p>
            <text:p><text:span text:style-name="T4">C2.12</text:span>− Actualització i recuperació de sistemes operatius i aplicacions.</text:p>
            <text:p><text:span text:style-name="T4">C2.13</text:span>− Documentació de la instal·lació i de les incidències detectades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3</text:p>
          </table:table-cell>
          <table:table-cell office:value-type="string" table:style-name="ce14">
            <text:p><text:span text:style-name="T4">C3.Gestió de la informació:</text:span><text:span text:style-name="T4"/></text:p>
            <text:p><text:span text:style-name="T4">C3.1</text:span>− Gestió de sistemes d'arxius mitjançant comandos i entorns gràfics.</text:p>
            <text:p><text:span text:style-name="T4">C3.2</text:span>− Estructura de directoris de sistemes operatius lliures i propietaris.</text:p>
            <text:p><text:span text:style-name="T4">C3.3</text:span>− Busca d'informació del sistema mitjançant comandos i ferramentes gràfiques.</text:p>
            <text:p><text:span text:style-name="T4">C3.4</text:span>− Identificació del programari instal·lat mitjançant comandos i ferramentes gràfiques.</text:p>
            <text:p><text:span text:style-name="T4">C3.5</text:span>− Realització i restauració de còpies de seguretat.</text:p>
            <text:p><text:span text:style-name="T4">C3.6</text:span>− Ferramentes d'administració de discos. Particions i volums. Desfragmentación i testeig. Xifratge.</text:p>
            <text:p><text:span text:style-name="T4">C3.7</text:span>− Tasques automàtiques. Planificació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4</text:p>
          </table:table-cell>
          <table:table-cell office:value-type="string" table:style-name="ce14">
            <text:p><text:span text:style-name="T4">C4.Configuració de sistemes operatius:</text:span><text:span text:style-name="T4"/></text:p>
            <text:p><text:span text:style-name="T4">C4.1</text:span>− Configuració d'usuaris i grups.</text:p>
            <text:p><text:span text:style-name="T4">C4.2</text:span>− Seguretat de comptes d'usuari.</text:p>
            <text:p><text:span text:style-name="T4">C4.3</text:span>− Seguretat de contrasenyes.</text:p>
            <text:p><text:span text:style-name="T4">C4.4</text:span>− Accés a recursos. Permisos locals. Llistes de control d'accés.</text:p>
            <text:p><text:span text:style-name="T4">C4.5</text:span>− Servicis i processos.</text:p>
            <text:p><text:span text:style-name="T4">C4.6</text:span>− Comandos de sistemes operatius lliures i propietaris.</text:p>
            <text:p><text:span text:style-name="T4">C4.7</text:span>− Ferramentes de monitoratge del sistema. Registres i logs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5</text:p>
          </table:table-cell>
          <table:table-cell office:value-type="string" table:style-name="ce14">
            <text:p><text:span text:style-name="T4">C5.Connexió de sistemes en xarxa:</text:span><text:span text:style-name="T4"/></text:p>
            <text:p><text:span text:style-name="T4">C5.1</text:span>− Configuració del protocol TCP/IP en un client de xarxa. Adreces IP.</text:p>
            <text:p>Màscares de subxarxa. Portes d'enllaç. Servidors de noms de domini. IPv4. IPv6. Configuració estàtica. Configuració dinàmica automàtica.</text:p>
            <text:p><text:span text:style-name="T4">C5.2</text:span>− Fitxers de configuració de xarxa.</text:p>
            <text:p><text:span text:style-name="T4">C5.3</text:span>− Gestió de ports.</text:p>
            <text:p><text:span text:style-name="T4">C5.4</text:span>− Resolució de problemes de connectivitat en sistemes operatius en xarxa.Ferramentes de diagnòstic.</text:p>
            <text:p><text:span text:style-name="T4">C5.5</text:span>− Ferramentes gràfiques i comandos utilitzats en sistemes operatius lliures i propietaris.</text:p>
            <text:p><text:span text:style-name="T4">C5.6</text:span>− Monitoratge de xarxes.</text:p>
            <text:p><text:span text:style-name="T4">C5.7</text:span>− Protocols TCP/IP.</text:p>
            <text:p><text:span text:style-name="T4">C5.8</text:span>− Configuració dels adaptadors de xarxa en sistemes operatius lliures i propietaris.</text:p>
            <text:p><text:span text:style-name="T4">C5.9</text:span>− Interconnexió de xarxes: adaptadors de xarxa i dispositius d'interconnexió. Encaminament.</text:p>
            <text:p><text:span text:style-name="T4">C5.10</text:span>− Xarxes cablejades. Tipus i característiques. Adaptadors de xarxa. Commutadors, encaminadors, entre altres. Seguretat.</text:p>
            <text:p><text:span text:style-name="T4">C5.11</text:span>− Xarxes sense fils. Tipus i característiques. Adaptadors. Dispositius d'interconnexió. Seguretat.</text:p>
            <text:p><text:span text:style-name="T4">C5.12</text:span>− Seguretat de comunicacions.</text:p>
            <text:p><text:span text:style-name="T4">C5.13</text:span>− Tecnologies d'accés a xarxes d'àrea extens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6</text:p>
          </table:table-cell>
          <table:table-cell office:value-type="string" table:style-name="ce14">
            <text:p><text:span text:style-name="T4">C6.Gestió de recursos en una xarxa:</text:span><text:span text:style-name="T4"/></text:p>
            <text:p><text:span text:style-name="T4">C6.1</text:span>− Permisos i drets. Permisos de xarxa. Permisos locals. Herència. Llistes de control d'accés.</text:p>
            <text:p><text:span text:style-name="T4">C6.2</text:span>− Configuració de recursos compartits. Permisos d'accés i directives de seguretat.</text:p>
            <text:p><text:span text:style-name="T4">C6.3</text:span>− Requisits de seguretat del sistema i de les dades.</text:p>
            <text:p><text:span text:style-name="T4">C6.4</text:span>− Servidors de fitxers.</text:p>
            <text:p><text:span text:style-name="T4">C6.5</text:span>− Servidors d'impressió.</text:p>
            <text:p><text:span text:style-name="T4">C6.6</text:span>− Servidors d'aplicacions.</text:p>
            <text:p><text:span text:style-name="T4">C6.7</text:span>− Tècniques de connexió remota.</text:p>
            <text:p><text:span text:style-name="T4">C6.8</text:span>− Tallafocs.</text:p>
            <text:p><text:span text:style-name="T4">C6.9</text:span>− Implantació i explotació de domini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A7</text:p>
          </table:table-cell>
          <table:table-cell office:value-type="string" table:style-name="ce14">
            <text:p><text:span text:style-name="T4">C7.Explotació d'aplicacions informàtiques de propòsit general:</text:span><text:span text:style-name="T4"/></text:p>
            <text:p><text:span text:style-name="T4">C7.1</text:span>− Programari: tipus, requisits, llicències.</text:p>
            <text:p><text:span text:style-name="T4">C7.2</text:span>− Ferramentes ofimàtiques i de treball col·laboratiu.</text:p>
            <text:p><text:span text:style-name="T4">C7.3</text:span>− Utilitats de propòsit general: antimalware, correu, transferència de fitxers, recuperació de dades, manteniment del sistema, entre altres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sequenciacio_up_ra" table:style-name="ta1">
        <table:table-column table:style-name="co22" table:default-cell-style-name="ce1"/>
        <table:table-column table:style-name="co23" table:default-cell-style-name="ce1"/>
        <table:table-column table:style-name="co20" table:number-columns-repeated="7" table:default-cell-style-name="ce1"/>
        <table:table-column table:style-name="co24" table:default-cell-style-name="ce1"/>
        <table:table-column table:style-name="co22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9">
            <text:p>UP</text:p>
          </table:table-cell>
          <table:table-cell office:value-type="string" table:style-name="ce9">
            <text:p>Títol</text:p>
          </table:table-cell>
          <table:table-cell office:value-type="string" table:style-name="ce9">
            <text:p>RA1</text:p>
          </table:table-cell>
          <table:table-cell office:value-type="string" table:style-name="ce9">
            <text:p>RA2</text:p>
          </table:table-cell>
          <table:table-cell office:value-type="string" table:style-name="ce9">
            <text:p>RA3</text:p>
          </table:table-cell>
          <table:table-cell office:value-type="string" table:style-name="ce9">
            <text:p>RA4</text:p>
          </table:table-cell>
          <table:table-cell office:value-type="string" table:style-name="ce9">
            <text:p>RA5</text:p>
          </table:table-cell>
          <table:table-cell office:value-type="string" table:style-name="ce9">
            <text:p>RA6</text:p>
          </table:table-cell>
          <table:table-cell office:value-type="string" table:style-name="ce9">
            <text:p>RA7</text:p>
          </table:table-cell>
          <table:table-cell office:value-type="string" table:style-name="ce9">
            <text:p>Pes</text:p>
          </table:table-cell>
          <table:table-cell office:value-type="string" table:style-name="ce9">
            <text:p>Hores</text:p>
          </table:table-cell>
          <table:table-cell table:number-columns-repeated="16373"/>
        </table:table-row>
        <table:table-row table:style-name="ro5">
          <table:table-cell office:value-type="float" office:value="1" table:style-name="ce4">
            <text:p>1</text:p>
          </table:table-cell>
          <table:table-cell office:value-type="string" table:style-name="ce4">
            <text:p>Introducció als sistemes informàtics.</text:p>
          </table:table-cell>
          <table:table-cell office:value-type="string" table:style-name="ce15">
            <text:p>b,c,d,h</text:p>
          </table:table-cell>
          <table:table-cell office:value-type="string" table:style-name="ce15">
            <text:p>a</text:p>
          </table:table-cell>
          <table:table-cell table:number-columns-repeated="4" table:style-name="ce15"/>
          <table:table-cell office:value-type="string" table:style-name="ce15">
            <text:p>x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table:number-columns-repeated="1637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Fonaments de Sistemes Operatius. Virtualització</text:p>
          </table:table-cell>
          <table:table-cell table:style-name="ce4"/>
          <table:table-cell office:value-type="string" table:style-name="ce15">
            <text:p>b,c</text:p>
          </table:table-cell>
          <table:table-cell table:number-columns-repeated="4" table:style-name="ce15"/>
          <table:table-cell office:value-type="string" table:style-name="ce15">
            <text:p>c,f,g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table:number-columns-repeated="16373"/>
        </table:table-row>
        <table:table-row table:style-name="ro5">
          <table:table-cell office:value-type="float" office:value="3" table:style-name="ce4">
            <text:p>3</text:p>
          </table:table-cell>
          <table:table-cell office:value-type="string" table:style-name="ce4">
            <text:p>Instal·lació de sistemes operatius.</text:p>
          </table:table-cell>
          <table:table-cell table:style-name="ce4"/>
          <table:table-cell office:value-type="string" table:style-name="ce15">
            <text:p>d,e,f,g,h,i</text:p>
          </table:table-cell>
          <table:table-cell table:number-columns-repeated="4" table:style-name="ce15"/>
          <table:table-cell office:value-type="string" table:style-name="ce15">
            <text:p>c,f,g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table:number-columns-repeated="1637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6">
            <text:p>Configuració i gestió dels sistemes operatius</text:p>
          </table:table-cell>
          <table:table-cell table:style-name="ce4"/>
          <table:table-cell table:style-name="ce15"/>
          <table:table-cell office:value-type="string" table:style-name="ce15">
            <text:p>x</text:p>
          </table:table-cell>
          <table:table-cell office:value-type="string" table:style-name="ce15">
            <text:p>e,f,g,h</text:p>
          </table:table-cell>
          <table:table-cell table:number-columns-repeated="2" table:style-name="ce15"/>
          <table:table-cell office:value-type="string" table:style-name="ce15">
            <text:p>c,f,g</text:p>
          </table:table-cell>
          <table:table-cell office:value-type="float" office:value="12" table:style-name="ce4">
            <text:p>12</text:p>
          </table:table-cell>
          <table:table-cell office:value-type="float" office:value="20" table:style-name="ce4">
            <text:p>20</text:p>
          </table:table-cell>
          <table:table-cell table:number-columns-repeated="16373"/>
        </table:table-row>
        <table:table-row table:style-name="ro5">
          <table:table-cell office:value-type="float" office:value="5" table:style-name="ce4">
            <text:p>5</text:p>
          </table:table-cell>
          <table:table-cell office:value-type="string" table:style-name="ce16">
            <text:p><text:span text:style-name="T1">Seguretat del sistemes operatius</text:span></text:p>
          </table:table-cell>
          <table:table-cell table:style-name="ce4"/>
          <table:table-cell table:number-columns-repeated="2" table:style-name="ce15"/>
          <table:table-cell office:value-type="string" table:style-name="ce15">
            <text:p>a,b,c,d,e</text:p>
          </table:table-cell>
          <table:table-cell table:number-columns-repeated="2" table:style-name="ce15"/>
          <table:table-cell office:value-type="string" table:style-name="ce15">
            <text:p>c,f,g</text:p>
          </table:table-cell>
          <table:table-cell office:value-type="float" office:value="12" table:style-name="ce4">
            <text:p>12</text:p>
          </table:table-cell>
          <table:table-cell office:value-type="float" office:value="20" table:style-name="ce4">
            <text:p>20</text:p>
          </table:table-cell>
          <table:table-cell table:number-columns-repeated="16373"/>
        </table:table-row>
        <table:table-row table:style-name="ro6">
          <table:table-cell office:value-type="float" office:value="6" table:style-name="ce4">
            <text:p>6</text:p>
          </table:table-cell>
          <table:table-cell office:value-type="string" table:style-name="ce16">
            <text:p>Introducción als scripts</text:p>
          </table:table-cell>
          <table:table-cell table:style-name="ce17"/>
          <table:table-cell table:style-name="ce15"/>
          <table:table-cell office:value-type="string" table:style-name="ce15">
            <text:p>c,f</text:p>
          </table:table-cell>
          <table:table-cell office:value-type="string" table:style-name="ce15">
            <text:p>e</text:p>
          </table:table-cell>
          <table:table-cell table:number-columns-repeated="2" table:style-name="ce15"/>
          <table:table-cell office:value-type="string" table:style-name="ce15">
            <text:p>c,f,g</text:p>
          </table:table-cell>
          <table:table-cell office:value-type="float" office:value="14" table:style-name="ce4">
            <text:p>14</text:p>
          </table:table-cell>
          <table:table-cell office:value-type="float" office:value="30" table:style-name="ce4">
            <text:p>30</text:p>
          </table:table-cell>
          <table:table-cell table:number-columns-repeated="16373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Introducció a les Xarxes</text:p>
          </table:table-cell>
          <table:table-cell office:value-type="string" table:style-name="ce17">
            <text:p>e,f,g</text:p>
          </table:table-cell>
          <table:table-cell table:number-columns-repeated="3" table:style-name="ce15"/>
          <table:table-cell office:value-type="string" table:style-name="ce15">
            <text:p>x</text:p>
          </table:table-cell>
          <table:table-cell table:style-name="ce15"/>
          <table:table-cell office:value-type="string" table:style-name="ce15">
            <text:p>c,f,g</text:p>
          </table:table-cell>
          <table:table-cell office:value-type="float" office:value="15" table:style-name="ce4">
            <text:p>15</text:p>
          </table:table-cell>
          <table:table-cell office:value-type="float" office:value="25" table:style-name="ce4">
            <text:p>25</text:p>
          </table:table-cell>
          <table:table-cell table:number-columns-repeated="16373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Operacions en <text:s/>xarxa</text:p>
          </table:table-cell>
          <table:table-cell table:style-name="ce17"/>
          <table:table-cell table:number-columns-repeated="4" table:style-name="ce15"/>
          <table:table-cell office:value-type="string" table:style-name="ce15">
            <text:p>x</text:p>
          </table:table-cell>
          <table:table-cell office:value-type="string" table:style-name="ce15">
            <text:p>c,f,g</text:p>
          </table:table-cell>
          <table:table-cell office:value-type="float" office:value="15" table:style-name="ce4">
            <text:p>15</text:p>
          </table:table-cell>
          <table:table-cell office:value-type="float" office:value="25" table:style-name="ce4">
            <text:p>25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float" office:value="100" table:formula="of:=SUM([.J2:.J9])" table:style-name="ce1">
            <text:p>100</text:p>
          </table:table-cell>
          <table:table-cell office:value-type="float" office:value="160" table:formula="of:=SUM([.K2:.K9])" table:style-name="ce1">
            <text:p>160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00" table:formula="of:=SUM([.C11:.I11])" table:style-name="ce1">
            <text:p>100</text:p>
          </table:table-cell>
          <table:table-cell table:number-columns-repeated="16374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equenciacio_up_continguts" table:style-name="ta1">
        <table:table-column table:style-name="co22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3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9">
            <text:p>UP</text:p>
          </table:table-cell>
          <table:table-cell office:value-type="string" table:style-name="ce9">
            <text:p>Títol</text:p>
          </table:table-cell>
          <table:table-cell office:value-type="string" table:style-name="ce9">
            <text:p>C1</text:p>
          </table:table-cell>
          <table:table-cell office:value-type="string" table:style-name="ce9">
            <text:p>C2</text:p>
          </table:table-cell>
          <table:table-cell office:value-type="string" table:style-name="ce9">
            <text:p>C3</text:p>
          </table:table-cell>
          <table:table-cell office:value-type="string" table:style-name="ce9">
            <text:p>C4</text:p>
          </table:table-cell>
          <table:table-cell office:value-type="string" table:style-name="ce9">
            <text:p>C5</text:p>
          </table:table-cell>
          <table:table-cell office:value-type="string" table:style-name="ce9">
            <text:p>C6</text:p>
          </table:table-cell>
          <table:table-cell office:value-type="string" table:style-name="ce9">
            <text:p>C7</text:p>
          </table:table-cell>
          <table:table-cell table:number-columns-repeated="1637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18">
            <text:p><text:span text:style-name="T1">Introducció</text:span><text:span text:style-name="T1"><text:s/></text:span><text:span text:style-name="T1">a</text:span><text:span text:style-name="T1">l</text:span><text:span text:style-name="T1">s</text:span><text:span text:style-name="T1"><text:s/></text:span><text:span text:style-name="T1">sistemes</text:span><text:span text:style-name="T1"><text:s/>informàtics.</text:span></text:p>
          </table:table-cell>
          <table:table-cell office:value-type="string" table:style-name="ce19">
            <text:p><text:span text:style-name="T5">C1.1</text:span><text:span text:style-name="T5"/></text:p>
            <text:p><text:span text:style-name="T5">C1.2</text:span><text:span text:style-name="T5"/></text:p>
            <text:p><text:span text:style-name="T5">C1.3</text:span><text:span text:style-name="T5"/></text:p>
            <text:p/>
          </table:table-cell>
          <table:table-cell table:number-columns-repeated="5" table:style-name="ce20"/>
          <table:table-cell office:value-type="string" table:style-name="ce20">
            <text:p>x</text:p>
          </table:table-cell>
          <table:table-cell table:number-columns-repeated="16375"/>
        </table:table-row>
        <table:table-row table:style-name="ro7">
          <table:table-cell office:value-type="float" office:value="2" table:style-name="ce4">
            <text:p>2</text:p>
          </table:table-cell>
          <table:table-cell office:value-type="string" table:style-name="ce18">
            <text:p>Fonaments de Sistemes Operatius. Virtualització</text:p>
          </table:table-cell>
          <table:table-cell table:style-name="ce15"/>
          <table:table-cell office:value-type="string" table:style-name="ce21">
            <text:p>C2.1</text:p>
            <text:p>C2.2</text:p>
            <text:p>C2.3</text:p>
            <text:p>C2.4</text:p>
            <text:p>C2.5</text:p>
            <text:p>C2.8</text:p>
          </table:table-cell>
          <table:table-cell table:number-columns-repeated="4" table:style-name="ce20"/>
          <table:table-cell office:value-type="string" table:style-name="ce20">
            <text:p>x</text:p>
          </table:table-cell>
          <table:table-cell table:number-columns-repeated="16375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18">
            <text:p><text:span text:style-name="T1">Instal·lació de sistemes operatius.</text:span></text:p>
          </table:table-cell>
          <table:table-cell table:style-name="ce20"/>
          <table:table-cell office:value-type="string" table:style-name="ce22">
            <text:p>C2.6</text:p>
            <text:p>C2.7</text:p>
            <text:p>C2.9</text:p>
            <text:p>C2.10</text:p>
            <text:p>C2.11</text:p>
            <text:p>C2.12</text:p>
            <text:p>C2.13</text:p>
          </table:table-cell>
          <table:table-cell table:number-columns-repeated="4" table:style-name="ce20"/>
          <table:table-cell office:value-type="string" table:style-name="ce20">
            <text:p>x</text:p>
          </table:table-cell>
          <table:table-cell table:number-columns-repeated="16375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18">
            <text:p>Configuració i gestió dels sistemes operatius</text:p>
          </table:table-cell>
          <table:table-cell table:number-columns-repeated="2" table:style-name="ce20"/>
          <table:table-cell office:value-type="string" table:style-name="ce15">
            <text:p>x</text:p>
          </table:table-cell>
          <table:table-cell table:style-name="ce15"/>
          <table:table-cell table:number-columns-repeated="2" table:style-name="ce20"/>
          <table:table-cell office:value-type="string" table:style-name="ce20">
            <text:p>x</text:p>
          </table:table-cell>
          <table:table-cell table:number-columns-repeated="16375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23">
            <text:p><text:span text:style-name="T1">Seguretat del sistemes operatius</text:span></text:p>
          </table:table-cell>
          <table:table-cell table:number-columns-repeated="3" table:style-name="ce20"/>
          <table:table-cell office:value-type="string" table:style-name="ce20">
            <text:p>x</text:p>
          </table:table-cell>
          <table:table-cell table:number-columns-repeated="2" table:style-name="ce15"/>
          <table:table-cell office:value-type="string" table:style-name="ce15">
            <text:p>x</text:p>
          </table:table-cell>
          <table:table-cell table:number-columns-repeated="16375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23">
            <text:p>Introducción als scripts</text:p>
          </table:table-cell>
          <table:table-cell table:number-columns-repeated="2" table:style-name="ce20"/>
          <table:table-cell office:value-type="string" table:style-name="ce22">
            <text:p>C3.7</text:p>
          </table:table-cell>
          <table:table-cell office:value-type="string" table:style-name="ce22">
            <text:p>C4.6</text:p>
          </table:table-cell>
          <table:table-cell table:number-columns-repeated="2" table:style-name="ce15"/>
          <table:table-cell office:value-type="string" table:style-name="ce15">
            <text:p>x</text:p>
          </table:table-cell>
          <table:table-cell table:number-columns-repeated="16375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18">
            <text:p><text:span text:style-name="T1">Introducció a les Xarxes</text:span></text:p>
          </table:table-cell>
          <table:table-cell office:value-type="string" table:style-name="ce22">
            <text:p><text:span text:style-name="T5">C1.4</text:span><text:span text:style-name="T5"/></text:p>
            <text:p><text:span text:style-name="T5">C1.5</text:span><text:span text:style-name="T5"/></text:p>
            <text:p><text:span text:style-name="T5">C1.6</text:span><text:span text:style-name="T5"/></text:p>
            <text:p><text:span text:style-name="T5">C1.7</text:span><text:span text:style-name="T5"/></text:p>
            <text:p><text:span text:style-name="T5">C1.8</text:span><text:span text:style-name="T5"/></text:p>
            <text:p><text:span text:style-name="T5">C1.9</text:span></text:p>
          </table:table-cell>
          <table:table-cell table:number-columns-repeated="3" table:style-name="ce20"/>
          <table:table-cell office:value-type="string" table:style-name="ce15">
            <text:p>x</text:p>
          </table:table-cell>
          <table:table-cell table:style-name="ce15"/>
          <table:table-cell office:value-type="string" table:style-name="ce15">
            <text:p>x</text:p>
          </table:table-cell>
          <table:table-cell table:number-columns-repeated="16375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18">
            <text:p>Operacions en <text:s/>xarxa</text:p>
          </table:table-cell>
          <table:table-cell table:number-columns-repeated="4" table:style-name="ce20"/>
          <table:table-cell table:style-name="ce15"/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temporalització" table:style-name="ta1">
        <table:table-column table:style-name="co30" table:default-cell-style-name="ce1"/>
        <table:table-column table:style-name="co23" table:default-cell-style-name="ce1"/>
        <table:table-column table:style-name="co31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9">
            <text:p>UP</text:p>
          </table:table-cell>
          <table:table-cell office:value-type="string" table:style-name="ce9">
            <text:p>Títol</text:p>
          </table:table-cell>
          <table:table-cell office:value-type="string" table:style-name="ce9">
            <text:p>Trimestre</text:p>
          </table:table-cell>
          <table:table-cell table:number-columns-repeated="16381"/>
        </table:table-row>
        <table:table-row table:style-name="ro1">
          <table:table-cell office:value-type="float" office:value="1" table:style-name="ce18">
            <text:p>1</text:p>
          </table:table-cell>
          <table:table-cell office:value-type="string" table:style-name="ce18">
            <text:p><text:span text:style-name="T1">Introducció</text:span><text:span text:style-name="T1"><text:s/></text:span><text:span text:style-name="T1">a</text:span><text:span text:style-name="T1">l</text:span><text:span text:style-name="T1">s</text:span><text:span text:style-name="T1"><text:s/></text:span><text:span text:style-name="T1">sistemes</text:span><text:span text:style-name="T1"><text:s/>informàtics.</text:span></text:p>
          </table:table-cell>
          <table:table-cell office:value-type="float" office:value="1" table:style-name="ce17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8">
            <text:p>2</text:p>
          </table:table-cell>
          <table:table-cell office:value-type="string" table:style-name="ce18">
            <text:p>Fonaments de Sistemes Operatius. Virtualització</text:p>
          </table:table-cell>
          <table:table-cell office:value-type="float" office:value="1" table:style-name="ce17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8">
            <text:p>3</text:p>
          </table:table-cell>
          <table:table-cell office:value-type="string" table:style-name="ce18">
            <text:p><text:span text:style-name="T1">Instal·lació de sistemes operatius.</text:span></text:p>
          </table:table-cell>
          <table:table-cell office:value-type="float" office:value="1" table:style-name="ce17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8">
            <text:p>4</text:p>
          </table:table-cell>
          <table:table-cell office:value-type="string" table:style-name="ce18">
            <text:p>Configuració i gestió dels sistemes operatius</text:p>
          </table:table-cell>
          <table:table-cell office:value-type="float" office:value="1" table:style-name="ce17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8">
            <text:p>5</text:p>
          </table:table-cell>
          <table:table-cell office:value-type="string" table:style-name="ce23">
            <text:p><text:span text:style-name="T1">Seguretat del sistemes operatius</text:span></text:p>
          </table:table-cell>
          <table:table-cell office:value-type="float" office:value="2" table:style-name="ce17">
            <text:p>2</text:p>
          </table:table-cell>
          <table:table-cell table:number-columns-repeated="16381"/>
        </table:table-row>
        <table:table-row table:style-name="ro1">
          <table:table-cell office:value-type="float" office:value="6" table:style-name="ce18">
            <text:p>6</text:p>
          </table:table-cell>
          <table:table-cell office:value-type="string" table:style-name="ce23">
            <text:p>Introducción als scripts</text:p>
          </table:table-cell>
          <table:table-cell office:value-type="float" office:value="2" table:style-name="ce17">
            <text:p>2</text:p>
          </table:table-cell>
          <table:table-cell table:number-columns-repeated="16381"/>
        </table:table-row>
        <table:table-row table:style-name="ro1">
          <table:table-cell office:value-type="float" office:value="7" table:style-name="ce18">
            <text:p>7</text:p>
          </table:table-cell>
          <table:table-cell office:value-type="string" table:style-name="ce18">
            <text:p><text:span text:style-name="T1">Introducció a les Xarxes</text:span></text:p>
          </table:table-cell>
          <table:table-cell office:value-type="float" office:value="3" table:style-name="ce17">
            <text:p>3</text:p>
          </table:table-cell>
          <table:table-cell table:number-columns-repeated="16381"/>
        </table:table-row>
        <table:table-row table:style-name="ro1">
          <table:table-cell office:value-type="float" office:value="8" table:style-name="ce18">
            <text:p>8</text:p>
          </table:table-cell>
          <table:table-cell office:value-type="string" table:style-name="ce18">
            <text:p>Operacions en <text:s/>xarxa</text:p>
          </table:table-cell>
          <table:table-cell office:value-type="float" office:value="3" table:style-name="ce17">
            <text:p>3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avaluacio" table:style-name="ta1">
        <table:table-column table:style-name="co32" table:default-cell-style-name="ce1"/>
        <table:table-column table:style-name="co33" table:default-cell-style-name="ce31"/>
        <table:table-column table:style-name="co31" table:default-cell-style-name="ce31"/>
        <table:table-column table:style-name="co5" table:number-columns-repeated="16381" table:default-cell-style-name="ce1"/>
        <table:table-row table:style-name="ro1">
          <table:table-cell office:value-type="string" table:style-name="ce9">
            <text:p>Resultat d’Aprenentatge</text:p>
          </table:table-cell>
          <table:table-cell office:value-type="string" table:style-name="ce24">
            <text:p>Pond. Parcial</text:p>
          </table:table-cell>
          <table:table-cell office:value-type="string" table:style-name="ce24">
            <text:p>Pond. Total</text:p>
          </table:table-cell>
          <table:table-cell table:number-columns-repeated="16381"/>
        </table:table-row>
        <table:table-row table:style-name="ro1">
          <table:table-cell office:value-type="string" table:style-name="ce25">
            <text:p>Avalua sistemes informàtics identificant els seus components i característiques.</text:p>
          </table:table-cell>
          <table:table-cell table:style-name="ce26"/>
          <table:table-cell office:value-type="string" table:style-name="ce26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a) S'han reconegut els components físics d'un sistema informàtic i els seus mecanismes d'interconnexió.</text:p>
          </table:table-cell>
          <table:table-cell table:style-name="ce28"/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b) S'han classificat els tipus de memòries, assenyalant les seues característiques i identifcando les seues prestacions i la funció que desenrotllen en el conjunt del sistem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c) S'ha verificat el procés de posada en marxa d'un equip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d) S'han classificat, instal·lat i configurat diferents tipus de dispositius perifèric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e) S'han identificat els tipus de xarxes i sistemes de comunicació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f) S'han identificat els components d'una xarxa informàtic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g) S'han interpretat mapes físics i lògics d'una xarxa informàtica.</text:p>
          </table:table-cell>
          <table:table-cell office:value-type="string" table:style-name="ce28">
            <text:p>3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5">
            <text:p><text:span text:style-name="T1">Instal·la sistemes operatius planificant el procés i interpretant documentació tècnica.</text:span></text:p>
          </table:table-cell>
          <table:table-cell table:style-name="ce28"/>
          <table:table-cell office:value-type="string" table:style-name="ce29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a) S'han identificat els elements funcionals d'un sistema informàtic.</text:p>
          </table:table-cell>
          <table:table-cell office:value-type="string" table:style-name="ce28">
            <text:p>1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b) S'han analitzat les característiques, funcions i arquitectura d'un sistema operatiu.</text:p>
          </table:table-cell>
          <table:table-cell office:value-type="string" table:style-name="ce28">
            <text:p>2</text:p>
          </table:table-cell>
          <table:table-cell table:style-name="ce26"/>
          <table:table-cell table:number-columns-repeated="16381"/>
        </table:table-row>
        <table:table-row table:style-name="ro1">
          <table:table-cell office:value-type="string" table:style-name="ce27">
            <text:p>c) S'han comparat sistemes operatius sobre la base dels seus requisits, característiques, camps d'aplicació i llicències d'ús.</text:p>
          </table:table-cell>
          <table:table-cell office:value-type="string" table:style-name="ce28">
            <text:p>1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d) S'ha planificat el procés de la instal·lació de sistemes operatiu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e) S'han instal·lat i actualitzat sistemes operatius lliures i propietari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f) S'han aplicat tècniques d'actualització i recuperació del sistem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g) S'han utilitzat tecnologies de virtualització per a instal·lar i provar sistemes operatiu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h) S'han instal·lat, desinstal·lat i actualitzat aplicacion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i) S'han documentat els processos realitzats.</text:p>
          </table:table-cell>
          <table:table-cell office:value-type="string" table:style-name="ce28">
            <text:p>1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5">
            <text:p>Gestiona la informació del sistema identificant les estructures d'emmagatzematge i aplicant mesures per a</text:p>
            <text:p>Assegurar la integritat de les dades.</text:p>
          </table:table-cell>
          <table:table-cell table:style-name="ce28"/>
          <table:table-cell office:value-type="string" table:style-name="ce29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30">
            <text:p>a) S'han comparat sistemes d'arxiu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b) S'ha identificat l'estructura i funció dels directoris del sistema operatiu.</text:p>
          </table:table-cell>
          <table:table-cell office:value-type="string" table:style-name="ce28">
            <text:p>2</text:p>
          </table:table-cell>
          <table:table-cell table:style-name="ce26"/>
          <table:table-cell table:number-columns-repeated="16381"/>
        </table:table-row>
        <table:table-row table:style-name="ro1">
          <table:table-cell office:value-type="string" table:style-name="ce30">
            <text:p>c) S'han utilitzat ferramentes en entorn gràfic i comandos per a localitzar informació en el sistema d'arxiu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d) S'han creat diferents tipus de particions i unitats lògique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e) S'han realitzat còpies de seguretat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f) S'han automatitzat tasques.</text:p>
          </table:table-cell>
          <table:table-cell office:value-type="string" table:style-name="ce28">
            <text:p>3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g) S'han instal·lat i avaluat utilitats relacionades amb la gestió d'informació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5">
            <text:p>Gestiona sistemes operatius utilitzant comandos i ferramentes gràfiques i avaluant les necessitats del sistema.</text:p>
          </table:table-cell>
          <table:table-cell table:style-name="ce28"/>
          <table:table-cell office:value-type="string" table:style-name="ce29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a) S'han configurat comptes d'usuari locals i grup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b) S'ha assegurat l'accés al sistema mitjançant l'ús de directives de compte i directives de contrasenye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c) S'han identificat, arrancat i detingut serveis i processos.</text:p>
          </table:table-cell>
          <table:table-cell office:value-type="string" table:style-name="ce28">
            <text:p>2</text:p>
          </table:table-cell>
          <table:table-cell table:style-name="ce26"/>
          <table:table-cell table:number-columns-repeated="16381"/>
        </table:table-row>
        <table:table-row table:style-name="ro1">
          <table:table-cell office:value-type="string" table:style-name="ce27">
            <text:p>d) S'ha protegit l'accés a la informació mitjançant l'ús de permisos local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e) S'han utilitzat comandos per a fer les tasques bàsiques de configuració del sistem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f) S'ha monitorat el sistem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g) S'han instal·lat i avaluat utilitats per al manteniment i optimització del sistem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7">
            <text:p>h) S'han avaluat les necessitats del sistema informàtic en relació amb el desenrotllament d'aplicacions</text:p>
          </table:table-cell>
          <table:table-cell office:value-type="string" table:style-name="ce28">
            <text:p>1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5">
            <text:p><text:s/>Interconnecta sistemes en xarxa configurant dispositius i protocols</text:p>
          </table:table-cell>
          <table:table-cell table:style-name="ce28"/>
          <table:table-cell office:value-type="string" table:style-name="ce29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a) S'ha configurat el protocol TCP/IP.</text:p>
          </table:table-cell>
          <table:table-cell office:value-type="string" table:style-name="ce28">
            <text:p>2</text:p>
          </table:table-cell>
          <table:table-cell table:style-name="ce26"/>
          <table:table-cell table:number-columns-repeated="16381"/>
        </table:table-row>
        <table:table-row table:style-name="ro1">
          <table:table-cell office:value-type="string" table:style-name="ce30">
            <text:p>b) S'han configurat xarxes d'àrea local cablejade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c) S'han configurat xarxes d'àrea local sense fil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d) S'han utilitzat dispositius d'interconnexió de xarxe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e) S'ha configurat l'accés a xarxes d'àrea extensa.</text:p>
          </table:table-cell>
          <table:table-cell office:value-type="string" table:style-name="ce28">
            <text:p>1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f) S'han gestionat ports de comunicacion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g) S'ha verificat el funcionament de la xarxa mitjançant l'ús de comandos i ferramentes bàsique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h) S'han aplicat protocols segurs de comunicacion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5">
            <text:p><text:span text:style-name="T1">Opera sistemes en xarxa gestionant els seus recursos i identificant les restriccions de seguretat existents</text:span></text:p>
          </table:table-cell>
          <table:table-cell table:style-name="ce28"/>
          <table:table-cell office:value-type="string" table:style-name="ce29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30">
            <text:p>a) S'ha configurat l'accés a recursos locals i recursos de xarx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b) S'han identificat i configurat els drets d'usuari i directives de seguretat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c) S'han explotat servidors de fitxers, servidors d'impressió i servidors d'aplicacion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d) S'ha accedit als servidors utilitzant tècniques de connexió remot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e) S'ha avaluat la necessitat de protegir els recursos i el sistem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f) S'han instal·lat i avaluat utilitats de seguretat bàsic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g) S'han configurat i explotar dominis.</text:p>
          </table:table-cell>
          <table:table-cell office:value-type="string" table:style-name="ce28">
            <text:p>3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25">
            <text:p>Elabora documentació valorant i utilitzant aplicacions informàtiques de propòsit general.</text:p>
          </table:table-cell>
          <table:table-cell table:style-name="ce28"/>
          <table:table-cell office:value-type="string" table:style-name="ce29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30">
            <text:p>a) S'ha classificat programari en funció de la seua llicència i propòsit.</text:p>
          </table:table-cell>
          <table:table-cell office:value-type="string" table:style-name="ce28">
            <text:p>1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b) S'han analitzat les necessitats específiques de programari associades a l'ús de sistemes informàtics en diferents entorns productius.</text:p>
          </table:table-cell>
          <table:table-cell office:value-type="string" table:style-name="ce28">
            <text:p>1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c) S'han fet tasques de documentació mitjançant l'ús de ferramentes ofimàtiques i de treball col·laboratiu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d) S'han utilitzat sistemes de correu i missatgeria electrònica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e) S'han utilitzat els servicis de transferència de fitxers.</text:p>
          </table:table-cell>
          <table:table-cell office:value-type="string" table:style-name="ce28">
            <text:p>2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f) S'han utilitzat mètodes de busqueda de documentació tècnica mitjançant l'ús de serveis d'Internet.</text:p>
          </table:table-cell>
          <table:table-cell office:value-type="string" table:style-name="ce28">
            <text:p>1</text:p>
          </table:table-cell>
          <table:table-cell table:style-name="ce29"/>
          <table:table-cell table:number-columns-repeated="16381"/>
        </table:table-row>
        <table:table-row table:style-name="ro1">
          <table:table-cell office:value-type="string" table:style-name="ce30">
            <text:p>g) S'han utilitzat ferramentes de propòsit general.</text:p>
          </table:table-cell>
          <table:table-cell office:value-type="string" table:style-name="ce28">
            <text:p>1</text:p>
          </table:table-cell>
          <table:table-cell table:style-name="ce29"/>
          <table:table-cell table:number-columns-repeated="16381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Calibri" svg:font-family="Calibri"/>
    <style:font-face style:name="Microsoft Sans Serif" svg:font-family="&quot;Microsoft Sans Serif&quot;"/>
    <style:font-face style:name="Verdana" svg:font-family="Verdana"/>
    <style:font-face style:name="Liberation Serif" svg:font-family="&quot;Liberation Serif&quot;"/>
    <style:font-face style:name="Liberation Serif1" svg:font-family="&quot;Liberation Serif1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MOLINA FERNANDEZ, DAVID</dc:creator>
    <meta:creation-date>2025-06-12T06:43:12Z</meta:creation-date>
    <dc:date>2025-10-09T13:51:09Z</dc:date>
    <meta:editing-cycles>109</meta:editing-cycles>
    <meta:editing-duration>PT207245S</meta:editing-duration>
  </office:meta>
</office:document-meta>
</file>